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IManagerImpl.getErrorMessages( Tab tab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GUI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ManagerImpl.getActiveTabs( String 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UIManagerImpl.configure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GUIManagerImpl.getTabs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UIManagerImpl.contextualiz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UIManagerImpl.getTab( String group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